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a5dc0"/>
    </style:style>
    <style:style style:name="P3" style:family="paragraph" style:parent-style-name="Text_20_body" style:list-style-name="L3"/>
    <style:style style:name="P4" style:family="paragraph" style:parent-style-name="Text_20_body" style:list-style-name="L3">
      <style:text-properties officeooo:paragraph-rsid="001a5dc0"/>
    </style:style>
    <style:style style:name="P5" style:family="paragraph" style:parent-style-name="Text_20_body" style:list-style-name="L4"/>
    <style:style style:name="P6" style:family="paragraph" style:parent-style-name="Text_20_body" style:list-style-name="L4">
      <style:text-properties officeooo:rsid="001a5dc0" officeooo:paragraph-rsid="001a5dc0"/>
    </style:style>
    <style:style style:name="T1" style:family="text">
      <style:text-properties officeooo:rsid="001a5dc0"/>
    </style:style>
    <style:style style:name="T2" style:family="text">
      <style:text-properties officeooo:rsid="001b8a5d"/>
    </style:style>
    <style:style style:name="T3"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Standard Template for Survey Results Sections (Chapters 3.x)</text:span></text:h>
      <text:p text:style-name="Text_20_body">Each survey result section (e.g., 3.2, 3.3, 3.4) should follow this structure:</text:p>
      <text:p text:style-name="Horizontal_20_Line"/>
      <text:h text:style-name="Heading_20_3" text:outline-level="3"><text:span text:style-name="Strong_20_Emphasis">[3.x] Introduction to the Survey Topic</text:span></text:h>
      <text:list text:style-name="L1">
        <text:list-item>
          <text:p text:style-name="P1"><text:span text:style-name="Strong_20_Emphasis">Purpose</text:span>: Briefly explain the specific aim of the survey <text:span text:style-name="T1">in itself. </text:span></text:p>
        </text:list-item>
        <text:list-item>
          <text:p text:style-name="P2"><text:span text:style-name="Strong_20_Emphasis">Connection to Thesis</text:span>: Highlight how this survey contributes to understanding <text:span text:style-name="T1">and inform the thesis topic: how to tackle effectively shared decision making, implement autonomy fostering measures, mutual respect, specially to the person in front of the doctor to prevent power abuses given the asymmetry, responsibility of the patient and network also fostered, translating sound science, with proper updating of skills and knowledge, and bringing in best practices and resources to achieve full recovery in all levels. Culture change, to work out all problems properly, to the best possible outcomes. T</text:span>rauma-informed care, and ethical psychiatric reform, <text:span text:style-name="T1">including social determinants and conditionants, basic needs to be covered for health and well-being.</text:span></text:p>
        </text:list-item>
      </text:list>
      <text:h text:style-name="Heading_20_3" text:outline-level="3"><text:span text:style-name="Strong_20_Emphasis">3.x.1 Respondent Demographics and Roles, </text:span><text:span text:style-name="Strong_20_Emphasis"><text:span text:style-name="T1">all available. Paragraph and table.</text:span></text:span></text:h>
      <text:h text:style-name="Heading_20_3" text:outline-level="3"><text:span text:style-name="Strong_20_Emphasis">3.x.2 Summary of Core Patterns and Insights</text:span></text:h>
      <text:list text:style-name="L3">
        <text:list-item>
          <text:p text:style-name="P3"><text:span text:style-name="T1">Paragraph on </text:span>recurring themes.</text:p>
        </text:list-item>
        <text:list-item>
          <text:p text:style-name="P4"><text:span text:style-name="Strong_20_Emphasis"><text:span text:style-name="T3">Table on recurring themes and key findings, with short illustrative quotes relevant to each</text:span></text:span></text:p>
        </text:list-item>
      </text:list>
      <text:h text:style-name="Heading_20_3" text:outline-level="3"><text:span text:style-name="Strong_20_Emphasis">3.x.</text:span><text:span text:style-name="Strong_20_Emphasis"><text:span text:style-name="T2">4</text:span></text:span><text:span text:style-name="Strong_20_Emphasis"> Summary Reflections and Implications</text:span></text:h>
      <text:list text:style-name="L4">
        <text:list-item>
          <text:p text:style-name="P5">Brief synthesis of the most <text:span text:style-name="Strong_20_Emphasis">structurally relevant patterns</text:span>.</text:p>
        </text:list-item>
        <text:list-item>
          <text:p text:style-name="P5">Link these to the broader issues of:</text:p>
          <text:list>
            <text:list-item>
              <text:p text:style-name="P5">Institutional violence</text:p>
            </text:list-item>
            <text:list-item>
              <text:p text:style-name="P5">Epistemic injustice</text:p>
            </text:list-item>
            <text:list-item>
              <text:p text:style-name="P5">Psychiatric overreach or neglect</text:p>
            </text:list-item>
            <text:list-item>
              <text:p text:style-name="P6">Positive take and outlook of the future of the discipline and care system</text:p>
            </text:list-item>
          </text:list>
        </text:list-item>
        <text:list-item>
          <text:p text:style-name="P5">State <text:span text:style-name="Strong_20_Emphasis">what this survey adds</text:span> to the field and how it will be integrated into further analysis or policy proposals.</text:p>
        </text:list-item>
      </text:list>
      <text:p text:style-name="Standard"><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8:29:32.381547472</meta:creation-date>
    <meta:generator>LibreOffice/24.2.7.2$Linux_X86_64 LibreOffice_project/420$Build-2</meta:generator>
    <dc:date>2025-06-27T23:22:30.055676864</dc:date>
    <meta:editing-duration>PT42M55S</meta:editing-duration>
    <meta:editing-cycles>3</meta:editing-cycles>
    <meta:document-statistic meta:table-count="0" meta:image-count="0" meta:object-count="0" meta:page-count="1" meta:paragraph-count="17" meta:word-count="253" meta:character-count="1645" meta:non-whitespace-character-count="1419"/>
  </office:meta>
</office:document-meta>
</file>